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ahoma1" svg:font-family="Tahoma"/>
    <style:font-face style:name="Verdana" svg:font-family="Verdana, Arial, Helvetica, sans-serif"/>
    <style:font-face style:name="courier new" svg:font-family="'courier new'"/>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1" style:family="table">
      <style:table-properties style:width="19.553cm" style:rel-width="100%" table:align="left"/>
    </style:style>
    <style:style style:name="Table1.A" style:family="table-column">
      <style:table-column-properties style:column-width="9.777cm" style:rel-column-width="32767*"/>
    </style:style>
    <style:style style:name="Table1.A1" style:family="table-cell">
      <style:table-cell-properties fo:padding="0.079cm" fo:border="none"/>
    </style:style>
    <style:style style:name="Table2" style:family="table">
      <style:table-properties style:width="4.366cm" fo:margin-left="2.607cm" fo:margin-right="2.646cm" table:align="margins"/>
    </style:style>
    <style:style style:name="Table2.A" style:family="table-column">
      <style:table-column-properties style:column-width="0.688cm" style:rel-column-width="10326*"/>
    </style:style>
    <style:style style:name="Table2.B" style:family="table-column">
      <style:table-column-properties style:column-width="1.244cm" style:rel-column-width="18667*"/>
    </style:style>
    <style:style style:name="Table2.C" style:family="table-column">
      <style:table-column-properties style:column-width="0.9cm" style:rel-column-width="13504*"/>
    </style:style>
    <style:style style:name="Table2.D" style:family="table-column">
      <style:table-column-properties style:column-width="1.535cm" style:rel-column-width="23038*"/>
    </style:style>
    <style:style style:name="Table2.A1" style:family="table-cell">
      <style:table-cell-properties style:vertical-align="middle" fo:padding="0.079cm" fo:border-left="0.035cm solid #666666" fo:border-right="none" fo:border-top="0.035cm solid #666666" fo:border-bottom="0.035cm solid #666666"/>
    </style:style>
    <style:style style:name="Table2.D1" style:family="table-cell">
      <style:table-cell-properties style:vertical-align="middle" fo:padding="0.079cm" fo:border="0.035cm solid #666666"/>
    </style:style>
    <style:style style:name="Table2.A2" style:family="table-cell">
      <style:table-cell-properties style:vertical-align="middle" fo:padding="0.079cm" fo:border-left="0.035cm solid #666666" fo:border-right="none" fo:border-top="none" fo:border-bottom="0.035cm solid #666666"/>
    </style:style>
    <style:style style:name="Table2.D2" style:family="table-cell">
      <style:table-cell-properties style:vertical-align="middle" fo:padding="0.079cm" fo:border-left="0.035cm solid #666666" fo:border-right="0.035cm solid #666666" fo:border-top="none" fo:border-bottom="0.035cm solid #666666"/>
    </style:style>
    <style:style style:name="Table2.A7" style:family="table-cell" style:data-style-name="N0">
      <style:table-cell-properties style:vertical-align="middle" fo:padding="0.079cm" fo:border-left="0.035cm solid #666666" fo:border-right="none" fo:border-top="none" fo:border-bottom="0.035cm solid #666666"/>
    </style:style>
    <style:style style:name="Table3" style:family="table">
      <style:table-properties style:width="9.379cm" table:align="center"/>
    </style:style>
    <style:style style:name="Table3.A" style:family="table-column">
      <style:table-column-properties style:column-width="1.609cm"/>
    </style:style>
    <style:style style:name="Table3.B" style:family="table-column">
      <style:table-column-properties style:column-width="2.028cm"/>
    </style:style>
    <style:style style:name="Table3.C" style:family="table-column">
      <style:table-column-properties style:column-width="1.422cm"/>
    </style:style>
    <style:style style:name="Table3.D" style:family="table-column">
      <style:table-column-properties style:column-width="2.686cm"/>
    </style:style>
    <style:style style:name="Table3.E" style:family="table-column">
      <style:table-column-properties style:column-width="1.633cm"/>
    </style:style>
    <style:style style:name="Table3.A1" style:family="table-cell">
      <style:table-cell-properties style:vertical-align="middle" fo:padding="0.079cm" fo:border-left="0.035cm solid #666666" fo:border-right="none" fo:border-top="0.035cm solid #666666" fo:border-bottom="0.035cm solid #666666"/>
    </style:style>
    <style:style style:name="Table3.E1" style:family="table-cell">
      <style:table-cell-properties style:vertical-align="middle" fo:padding="0.079cm" fo:border="0.035cm solid #666666"/>
    </style:style>
    <style:style style:name="Table3.A2" style:family="table-cell">
      <style:table-cell-properties style:vertical-align="middle" fo:padding="0.079cm" fo:border-left="0.035cm solid #666666" fo:border-right="none" fo:border-top="none" fo:border-bottom="0.035cm solid #666666"/>
    </style:style>
    <style:style style:name="Table3.E2" style:family="table-cell">
      <style:table-cell-properties style:vertical-align="middle" fo:padding="0.079cm" fo:border-left="0.035cm solid #666666" fo:border-right="0.035cm solid #666666" fo:border-top="none" fo:border-bottom="0.035cm solid #666666"/>
    </style:style>
    <style:style style:name="Table6" style:family="table">
      <style:table-properties style:width="19.553cm" style:rel-width="100%" table:align="left"/>
    </style:style>
    <style:style style:name="Table6.A" style:family="table-column">
      <style:table-column-properties style:column-width="9.777cm" style:rel-column-width="32767*"/>
    </style:style>
    <style:style style:name="Table6.A1" style:family="table-cell">
      <style:table-cell-properties fo:padding="0.079cm" fo:border="none"/>
    </style:style>
    <style:style style:name="Table7" style:family="table">
      <style:table-properties style:width="6.606cm" table:align="center"/>
    </style:style>
    <style:style style:name="Table7.A" style:family="table-column">
      <style:table-column-properties style:column-width="0.663cm"/>
    </style:style>
    <style:style style:name="Table7.B" style:family="table-column">
      <style:table-column-properties style:column-width="1.229cm"/>
    </style:style>
    <style:style style:name="Table7.C" style:family="table-column">
      <style:table-column-properties style:column-width="0.923cm"/>
    </style:style>
    <style:style style:name="Table7.D" style:family="table-column">
      <style:table-column-properties style:column-width="2.196cm"/>
    </style:style>
    <style:style style:name="Table7.E" style:family="table-column">
      <style:table-column-properties style:column-width="1.595cm"/>
    </style:style>
    <style:style style:name="Table7.A1" style:family="table-cell">
      <style:table-cell-properties style:vertical-align="middle" fo:padding="0.079cm" fo:border-left="0.035cm solid #666666" fo:border-right="none" fo:border-top="0.035cm solid #666666" fo:border-bottom="0.035cm solid #666666"/>
    </style:style>
    <style:style style:name="Table7.E1" style:family="table-cell">
      <style:table-cell-properties style:vertical-align="middle" fo:padding="0.079cm" fo:border="0.035cm solid #666666"/>
    </style:style>
    <style:style style:name="Table7.A2" style:family="table-cell">
      <style:table-cell-properties style:vertical-align="middle" fo:padding="0.079cm" fo:border-left="0.035cm solid #666666" fo:border-right="none" fo:border-top="none" fo:border-bottom="0.035cm solid #666666"/>
    </style:style>
    <style:style style:name="Table7.E2" style:family="table-cell">
      <style:table-cell-properties style:vertical-align="middle" fo:padding="0.079cm" fo:border-left="0.035cm solid #666666" fo:border-right="0.035cm solid #666666" fo:border-top="none" fo:border-bottom="0.035cm solid #666666"/>
    </style:style>
    <style:style style:name="Table8" style:family="table">
      <style:table-properties style:width="4.202cm" table:align="center"/>
    </style:style>
    <style:style style:name="Table8.A" style:family="table-column">
      <style:table-column-properties style:column-width="1.57cm"/>
    </style:style>
    <style:style style:name="Table8.B" style:family="table-column">
      <style:table-column-properties style:column-width="2.632cm"/>
    </style:style>
    <style:style style:name="Table8.A1" style:family="table-cell">
      <style:table-cell-properties style:vertical-align="middle" fo:padding="0.079cm" fo:border-left="0.035cm solid #666666" fo:border-right="none" fo:border-top="0.035cm solid #666666" fo:border-bottom="0.035cm solid #666666"/>
    </style:style>
    <style:style style:name="Table8.B1" style:family="table-cell">
      <style:table-cell-properties style:vertical-align="middle" fo:padding="0.079cm" fo:border="0.035cm solid #666666"/>
    </style:style>
    <style:style style:name="Table8.A2" style:family="table-cell">
      <style:table-cell-properties style:vertical-align="middle" fo:padding="0.079cm" fo:border-left="0.035cm solid #666666" fo:border-right="none" fo:border-top="none" fo:border-bottom="0.035cm solid #666666"/>
    </style:style>
    <style:style style:name="Table8.B2" style:family="table-cell">
      <style:table-cell-properties style:vertical-align="middle" fo:padding="0.079cm" fo:border-left="0.035cm solid #666666" fo:border-right="0.035cm solid #666666" fo:border-top="none" fo:border-bottom="0.035cm solid #666666"/>
    </style:style>
    <style:style style:name="P1" style:family="paragraph" style:parent-style-name="Text_20_body">
      <style:paragraph-properties fo:margin-left="0cm" fo:margin-right="0cm" fo:margin-top="0cm" fo:margin-bottom="0cm" style:line-height-at-least="0.635cm" fo:widows="1" fo:text-indent="0cm" style:auto-text-indent="false" fo:padding="0cm" fo:border="none"/>
    </style:style>
    <style:style style:name="P2" style:family="paragraph" style:parent-style-name="Text_20_body">
      <style:paragraph-properties fo:margin-left="0cm" fo:margin-right="0cm" fo:margin-top="0cm" fo:margin-bottom="0cm" style:line-height-at-least="0.635cm" fo:widows="1" fo:text-indent="0cm" style:auto-text-indent="false" fo:padding="0cm" fo:border="none"/>
      <style:text-properties fo:font-variant="normal" fo:text-transform="none" fo:color="#666666" style:font-name="Calibri" fo:font-size="10pt" fo:letter-spacing="normal" fo:font-style="normal" fo:font-weight="normal" style:font-size-asian="10pt" style:font-weight-asian="normal" style:font-size-complex="10pt" style:font-weight-complex="normal"/>
    </style:style>
    <style:style style:name="P3" style:family="paragraph" style:parent-style-name="Text_20_body">
      <style:paragraph-properties fo:margin-left="0cm" fo:margin-right="0cm" fo:margin-top="0cm" fo:margin-bottom="0cm" style:line-height-at-least="0.635cm" fo:text-align="start" style:justify-single-word="false" fo:widows="1" fo:text-indent="0cm" style:auto-text-indent="false" fo:padding="0cm" fo:border="none"/>
      <style:text-properties fo:font-variant="normal" fo:text-transform="none" fo:color="#666666" style:font-name="Calibri" fo:font-size="10pt" fo:letter-spacing="normal" fo:font-style="normal" fo:font-weight="normal" style:font-size-asian="10pt" style:font-weight-asian="normal" style:font-size-complex="10pt" style:font-weight-complex="normal"/>
    </style:style>
    <style:style style:name="P4" style:family="paragraph" style:parent-style-name="Table_20_Contents">
      <style:paragraph-properties fo:margin-left="0cm" fo:margin-right="0cm" fo:margin-top="0cm" fo:margin-bottom="0cm" style:line-height-at-least="0.635cm" fo:text-align="start" style:justify-single-word="false" fo:widows="1" fo:text-indent="0cm" style:auto-text-indent="false" fo:padding="0cm" fo:border="none"/>
      <style:text-properties fo:font-variant="normal" fo:text-transform="none" fo:color="#666666" style:font-name="Calibri" fo:font-size="10pt" fo:letter-spacing="normal" fo:font-style="normal" fo:font-weight="normal" style:font-size-asian="10pt" style:font-weight-asian="normal" style:font-size-complex="10pt" style:font-weight-complex="normal"/>
    </style:style>
    <style:style style:name="P5" style:family="paragraph" style:parent-style-name="Table_20_Contents">
      <style:paragraph-properties fo:margin-left="0cm" fo:margin-right="0cm" fo:margin-top="0cm" fo:margin-bottom="0cm" style:line-height-at-least="0.635cm" fo:text-align="start" style:justify-single-word="false" fo:widows="1" fo:text-indent="0cm" style:auto-text-indent="false" fo:padding="0cm" fo:border="none"/>
      <style:text-properties fo:font-variant="normal" fo:text-transform="none" fo:color="#666666" style:font-name="Calibri" fo:font-size="10pt" fo:letter-spacing="normal" fo:font-weight="normal" style:font-size-asian="10pt" style:font-weight-asian="normal" style:font-size-complex="10pt" style:font-weight-complex="normal"/>
    </style:style>
    <style:style style:name="P6" style:family="paragraph" style:parent-style-name="Text_20_body">
      <style:paragraph-properties fo:margin-left="0cm" fo:margin-right="0cm" style:line-height-at-least="0.635cm" fo:widows="1" fo:text-indent="0cm" style:auto-text-indent="false" fo:padding="0cm" fo:border="none"/>
    </style:style>
    <style:style style:name="P7" style:family="paragraph" style:parent-style-name="Text_20_body">
      <style:paragraph-properties fo:margin-left="0cm" fo:margin-right="0cm" style:line-height-at-least="0.635cm" fo:widows="1" fo:text-indent="0cm" style:auto-text-indent="false" fo:padding="0cm" fo:border="none"/>
      <style:text-properties fo:font-variant="normal" fo:text-transform="none" fo:color="#666666" style:font-name="Calibri" fo:font-size="10pt" fo:letter-spacing="normal" fo:font-style="normal" fo:font-weight="normal" style:font-size-asian="10pt" style:font-weight-asian="normal" style:font-size-complex="10pt" style:font-weight-complex="normal"/>
    </style:style>
    <style:style style:name="P8" style:family="paragraph" style:parent-style-name="Text_20_body">
      <style:paragraph-properties fo:margin-left="0cm" fo:margin-right="0cm" style:line-height-at-least="0.476cm" fo:widows="1" fo:text-indent="0cm" style:auto-text-indent="false"/>
    </style:style>
    <style:style style:name="P9" style:family="paragraph" style:parent-style-name="Text_20_body">
      <style:paragraph-properties style:line-height-at-least="0.476cm" fo:widows="1"/>
    </style:style>
    <style:style style:name="P10" style:family="paragraph" style:parent-style-name="Text_20_body">
      <style:paragraph-properties style:line-height-at-least="0.476cm" fo:widows="1"/>
      <style:text-properties fo:font-variant="normal" fo:text-transform="none" fo:color="#444444" style:font-name="Verdana" fo:font-size="10pt" fo:letter-spacing="normal" fo:font-style="normal" fo:font-weight="normal" style:font-size-asian="10pt" style:font-size-complex="10pt"/>
    </style:style>
    <style:style style:name="P11" style:family="paragraph" style:parent-style-name="Text_20_body">
      <style:paragraph-properties style:line-height-at-least="0.476cm" fo:widows="1"/>
      <style:text-properties fo:font-variant="normal" fo:text-transform="none" fo:color="#444444" style:font-name="Verdana" fo:font-size="10pt" fo:letter-spacing="normal" fo:font-style="italic" fo:font-weight="bold" style:font-size-asian="10pt" style:font-size-complex="10pt"/>
    </style:style>
    <style:style style:name="P12" style:family="paragraph" style:parent-style-name="Table_20_Contents">
      <style:text-properties fo:font-size="10pt" style:font-size-asian="10pt" style:font-size-complex="10pt"/>
    </style:style>
    <style:style style:name="P13" style:family="paragraph" style:parent-style-name="Table_20_Contents">
      <style:paragraph-properties fo:text-align="center" style:justify-single-word="false"/>
      <style:text-properties fo:font-size="10pt" style:font-size-asian="10pt" style:font-size-complex="10pt"/>
    </style:style>
    <style:style style:name="P14" style:family="paragraph" style:parent-style-name="Preformatted_20_Text">
      <style:paragraph-properties style:line-height-at-least="0.476cm" fo:widows="1" fo:background-color="#ffffff" fo:padding="0.397cm" fo:border="0.141cm solid #eaeaea">
        <style:background-image/>
      </style:paragraph-properties>
      <style:text-properties fo:font-variant="normal" fo:text-transform="none" fo:color="#444444" style:font-name="courier new" fo:font-size="10pt" fo:letter-spacing="normal" fo:font-style="normal" fo:font-weight="normal" style:font-size-asian="10pt" style:font-size-complex="10pt"/>
    </style:style>
    <style:style style:name="P15" style:family="paragraph" style:parent-style-name="Preformatted_20_Text">
      <style:paragraph-properties style:line-height-at-least="0.476cm" fo:widows="1" fo:background-color="#ffffff" fo:padding="0.397cm" fo:border="0.141cm solid #eaeaea">
        <style:background-image/>
      </style:paragraph-properties>
      <style:text-properties fo:font-variant="normal" fo:text-transform="none" fo:color="#444444" fo:font-size="10pt" fo:letter-spacing="normal" style:font-size-asian="10pt" style:font-size-complex="10pt"/>
    </style:style>
    <style:style style:name="P16" style:family="paragraph" style:parent-style-name="Preformatted_20_Text">
      <style:paragraph-properties style:line-height-at-least="0.476cm" fo:widows="1" fo:background-color="#ffffff" fo:padding="0.397cm" fo:border="0.141cm solid #eaeaea">
        <style:background-image/>
      </style:paragraph-properties>
      <style:text-properties fo:font-size="10pt" style:font-size-asian="10pt" style:font-size-complex="10pt"/>
    </style:style>
    <style:style style:name="P17" style:family="paragraph" style:parent-style-name="Preformatted_20_Text">
      <style:paragraph-properties fo:margin-top="0cm" fo:margin-bottom="0.499cm" style:line-height-at-least="0.476cm" fo:widows="1" fo:background-color="#ffffff" fo:padding="0.397cm" fo:border="0.141cm solid #eaeaea">
        <style:background-image/>
      </style:paragraph-properties>
      <style:text-properties fo:font-variant="normal" fo:text-transform="none" fo:color="#444444" style:font-name="courier new" fo:font-size="10pt" fo:letter-spacing="normal" fo:font-style="normal" fo:font-weight="normal" style:font-size-asian="10pt" style:font-size-complex="10pt"/>
    </style:style>
    <style:style style:name="P18" style:family="paragraph" style:parent-style-name="Text_20_body" style:list-style-name="L1">
      <style:paragraph-properties fo:margin-left="0cm" fo:margin-right="0cm" fo:margin-top="0cm" fo:margin-bottom="0cm" style:line-height-at-least="0.635cm" fo:widows="1" fo:text-indent="0cm" style:auto-text-indent="false" fo:padding="0cm" fo:border="none"/>
      <style:text-properties fo:font-variant="normal" fo:text-transform="none" fo:color="#666666" style:font-name="Calibri" fo:font-size="10pt" fo:letter-spacing="normal" fo:font-style="normal" fo:font-weight="normal" style:font-size-asian="10pt" style:font-weight-asian="normal" style:font-size-complex="10pt" style:font-weight-complex="normal"/>
    </style:style>
    <style:style style:name="P19" style:family="paragraph" style:parent-style-name="Text_20_body" style:list-style-name="L2">
      <style:paragraph-properties fo:margin-left="0cm" fo:margin-right="0cm" fo:margin-top="0cm" fo:margin-bottom="0cm" style:line-height-at-least="0.635cm" fo:widows="1" fo:text-indent="0cm" style:auto-text-indent="false" fo:padding="0cm" fo:border="none"/>
      <style:text-properties fo:font-variant="normal" fo:text-transform="none" fo:color="#666666" style:font-name="Calibri" fo:font-size="10pt" fo:letter-spacing="normal" fo:font-style="normal" fo:font-weight="normal" style:font-size-asian="10pt" style:font-weight-asian="normal" style:font-size-complex="10pt" style:font-weight-complex="normal"/>
    </style:style>
    <style:style style:name="P20" style:family="paragraph" style:parent-style-name="Text_20_body" style:list-style-name="L3">
      <style:paragraph-properties fo:margin-left="0cm" fo:margin-right="0cm" fo:margin-top="0cm" fo:margin-bottom="0cm" style:line-height-at-least="0.635cm" fo:widows="1" fo:text-indent="0cm" style:auto-text-indent="false" fo:padding="0cm" fo:border="none"/>
      <style:text-properties fo:font-variant="normal" fo:text-transform="none" fo:color="#666666" style:font-name="Calibri" fo:font-size="10pt" fo:letter-spacing="normal" fo:font-style="normal" fo:font-weight="normal" style:font-size-asian="10pt" style:font-weight-asian="normal" style:font-size-complex="10pt" style:font-weight-complex="normal"/>
    </style:style>
    <style:style style:name="P21" style:family="paragraph" style:parent-style-name="Text_20_body" style:list-style-name="L4">
      <style:paragraph-properties fo:margin-left="0cm" fo:margin-right="0cm" fo:margin-top="0cm" fo:margin-bottom="0cm" style:line-height-at-least="0.635cm" fo:widows="1" fo:text-indent="0cm" style:auto-text-indent="false" fo:padding="0cm" fo:border="none"/>
      <style:text-properties fo:font-variant="normal" fo:text-transform="none" fo:color="#666666" style:font-name="Calibri" fo:font-size="10pt" fo:letter-spacing="normal" fo:font-style="normal" fo:font-weight="normal" style:font-size-asian="10pt" style:font-weight-asian="normal" style:font-size-complex="10pt" style:font-weight-complex="normal"/>
    </style:style>
    <style:style style:name="P22" style:family="paragraph" style:parent-style-name="Text_20_body" style:list-style-name="L5">
      <style:paragraph-properties fo:margin-left="0cm" fo:margin-right="0cm" fo:margin-top="0cm" fo:margin-bottom="0cm" style:line-height-at-least="0.635cm" fo:widows="1" fo:text-indent="0cm" style:auto-text-indent="false" fo:padding="0cm" fo:border="none"/>
      <style:text-properties fo:font-variant="normal" fo:text-transform="none" fo:color="#666666" style:font-name="Calibri" fo:font-size="10pt" fo:letter-spacing="normal" fo:font-style="normal" fo:font-weight="normal" style:font-size-asian="10pt" style:font-weight-asian="normal" style:font-size-complex="10pt" style:font-weight-complex="normal"/>
    </style:style>
    <style:style style:name="P23" style:family="paragraph" style:parent-style-name="Text_20_body" style:list-style-name="L6">
      <style:paragraph-properties fo:margin-left="0cm" fo:margin-right="0cm" fo:margin-top="0cm" fo:margin-bottom="0cm" style:line-height-at-least="0.635cm" fo:widows="1" fo:text-indent="0cm" style:auto-text-indent="false" fo:padding="0cm" fo:border="none"/>
      <style:text-properties fo:font-variant="normal" fo:text-transform="none" fo:color="#666666" style:font-name="Calibri" fo:font-size="10pt" fo:letter-spacing="normal" fo:font-style="normal" fo:font-weight="normal" style:font-size-asian="10pt" style:font-weight-asian="normal" style:font-size-complex="10pt" style:font-weight-complex="normal"/>
    </style:style>
    <style:style style:name="P24" style:family="paragraph" style:parent-style-name="Text_20_body" style:list-style-name="L7">
      <style:paragraph-properties fo:margin-left="0cm" fo:margin-right="0cm" fo:margin-top="0cm" fo:margin-bottom="0cm" style:line-height-at-least="0.635cm" fo:widows="1" fo:text-indent="0cm" style:auto-text-indent="false" fo:padding="0cm" fo:border="none"/>
      <style:text-properties fo:font-variant="normal" fo:text-transform="none" fo:color="#666666" style:font-name="Calibri" fo:font-size="10pt" fo:letter-spacing="normal" fo:font-style="normal" fo:font-weight="normal" style:font-size-asian="10pt" style:font-weight-asian="normal" style:font-size-complex="10pt" style:font-weight-complex="normal"/>
    </style:style>
    <style:style style:name="P25" style:family="paragraph" style:parent-style-name="Text_20_body" style:list-style-name="L8">
      <style:paragraph-properties fo:margin-left="0cm" fo:margin-right="0cm" fo:margin-top="0cm" fo:margin-bottom="0cm" style:line-height-at-least="0.635cm" fo:widows="1" fo:text-indent="0cm" style:auto-text-indent="false" fo:padding="0cm" fo:border="none"/>
      <style:text-properties fo:font-variant="normal" fo:text-transform="none" fo:color="#666666" style:font-name="Calibri" fo:font-size="10pt" fo:letter-spacing="normal" fo:font-style="normal" fo:font-weight="normal" style:font-size-asian="10pt" style:font-weight-asian="normal" style:font-size-complex="10pt" style:font-weight-complex="normal"/>
    </style:style>
    <style:style style:name="P26" style:family="paragraph" style:parent-style-name="Text_20_body" style:list-style-name="L9">
      <style:paragraph-properties fo:margin-left="0cm" fo:margin-right="0cm" fo:margin-top="0cm" fo:margin-bottom="0cm" style:line-height-at-least="0.635cm" fo:widows="1" fo:text-indent="0cm" style:auto-text-indent="false" fo:padding="0cm" fo:border="none"/>
      <style:text-properties fo:font-variant="normal" fo:text-transform="none" fo:color="#666666" style:font-name="Calibri" fo:font-size="10pt" fo:letter-spacing="normal" fo:font-style="normal" fo:font-weight="normal" style:font-size-asian="10pt" style:font-weight-asian="normal" style:font-size-complex="10pt" style:font-weight-complex="normal"/>
    </style:style>
    <style:style style:name="P27" style:family="paragraph" style:parent-style-name="Text_20_body" style:list-style-name="L10">
      <style:paragraph-properties fo:margin-left="0cm" fo:margin-right="0cm" fo:margin-top="0cm" fo:margin-bottom="0cm" style:line-height-at-least="0.635cm" fo:widows="1" fo:text-indent="0cm" style:auto-text-indent="false" fo:padding="0cm" fo:border="none"/>
      <style:text-properties fo:font-variant="normal" fo:text-transform="none" fo:color="#666666" style:font-name="Calibri" fo:font-size="10pt" fo:letter-spacing="normal" fo:font-style="normal" fo:font-weight="normal" style:font-size-asian="10pt" style:font-weight-asian="normal" style:font-size-complex="10pt" style:font-weight-complex="normal"/>
    </style:style>
    <style:style style:name="P28" style:family="paragraph" style:parent-style-name="Text_20_body" style:list-style-name="L11">
      <style:paragraph-properties fo:margin-left="0cm" fo:margin-right="0cm" fo:margin-top="0cm" fo:margin-bottom="0cm" style:line-height-at-least="0.635cm" fo:widows="1" fo:text-indent="0cm" style:auto-text-indent="false" fo:padding="0cm" fo:border="none"/>
      <style:text-properties fo:font-variant="normal" fo:text-transform="none" fo:color="#666666" style:font-name="Calibri" fo:font-size="10pt" fo:letter-spacing="normal" fo:font-style="normal" fo:font-weight="normal" style:font-size-asian="10pt" style:font-weight-asian="normal" style:font-size-complex="10pt" style:font-weight-complex="normal"/>
    </style:style>
    <style:style style:name="P29" style:family="paragraph" style:parent-style-name="Text_20_body" style:list-style-name="L12">
      <style:paragraph-properties fo:margin-left="0cm" fo:margin-right="0cm" fo:margin-top="0cm" fo:margin-bottom="0cm" style:line-height-at-least="0.635cm" fo:widows="1" fo:text-indent="0cm" style:auto-text-indent="false" fo:padding="0cm" fo:border="none"/>
    </style:style>
    <style:style style:name="P30" style:family="paragraph" style:parent-style-name="Heading_20_2">
      <style:paragraph-properties style:line-height-at-least="0.476cm" fo:widows="1"/>
      <style:text-properties fo:font-variant="normal" fo:text-transform="none" fo:color="#444444" style:font-name="Arial1" fo:font-size="10pt" fo:letter-spacing="normal" fo:font-style="normal" fo:font-weight="normal" style:font-size-asian="10pt" style:font-size-complex="10pt"/>
    </style:style>
    <style:style style:name="P31" style:family="paragraph" style:parent-style-name="Heading_20_2">
      <style:paragraph-properties fo:margin-left="0cm" fo:margin-right="0cm" fo:margin-top="0cm" fo:margin-bottom="0cm" style:line-height-at-least="0.635cm" fo:widows="1" fo:text-indent="0cm" style:auto-text-indent="false" fo:padding="0cm" fo:border="none"/>
    </style:style>
    <style:style style:name="P32" style:family="paragraph" style:parent-style-name="Heading_20_9">
      <style:paragraph-properties fo:margin-left="0cm" fo:margin-right="0cm" fo:margin-top="0cm" fo:margin-bottom="0cm" style:line-height-at-least="0.635cm" fo:widows="1" fo:text-indent="0cm" style:auto-text-indent="false" fo:padding="0cm" fo:border="none"/>
    </style:style>
    <style:style style:name="T1" style:family="text">
      <style:text-properties fo:font-style="normal"/>
    </style:style>
    <style:style style:name="T2" style:family="text">
      <style:text-properties fo:color="#000000"/>
    </style:style>
    <style:style style:name="T3" style:family="text">
      <style:text-properties fo:font-variant="normal" fo:text-transform="none" fo:color="#000000" style:font-name="Calibri" fo:font-size="10pt" fo:letter-spacing="normal" fo:font-style="normal" fo:font-weight="normal" style:font-size-asian="10pt" style:font-weight-asian="normal" style:font-size-complex="10pt" style:font-weight-complex="normal"/>
    </style:style>
    <style:style style:name="T4" style:family="text">
      <style:text-properties fo:font-variant="normal" fo:text-transform="none" fo:color="#f05a1a" style:font-name="Calibri" fo:font-size="10pt" fo:letter-spacing="normal" fo:font-style="normal" style:text-underline-style="solid" style:text-underline-width="auto" style:text-underline-color="font-color" fo:font-weight="normal" style:font-size-asian="10pt" style:font-weight-asian="normal" style:font-size-complex="10pt" style:font-weight-complex="normal"/>
    </style:style>
    <style:style style:name="T5" style:family="text">
      <style:text-properties fo:font-variant="normal" fo:text-transform="none" fo:color="#666666" style:font-name="Calibri" fo:font-size="10pt" fo:letter-spacing="normal" fo:font-style="normal" fo:font-weight="normal" style:font-size-asian="10pt" style:font-weight-asian="normal" style:font-size-complex="10pt" style:font-weight-complex="normal"/>
    </style:style>
    <style:style style:name="T6" style:family="text">
      <style:text-properties fo:font-variant="normal" fo:text-transform="none" fo:color="#444444" style:font-name="Arial1" fo:font-size="10pt" fo:letter-spacing="normal" fo:font-style="normal" fo:font-weight="normal" style:font-size-asian="10pt" style:font-weight-asian="normal" style:font-size-complex="10pt" style:font-weight-complex="normal"/>
    </style:style>
    <style:style style:name="T7" style:family="text">
      <style:text-properties fo:font-variant="normal" fo:text-transform="none" fo:color="#444444" style:font-name="Verdana" fo:font-size="10pt" fo:letter-spacing="normal" fo:font-style="normal" fo:font-weight="normal" style:font-size-asian="10pt" style:font-size-complex="10pt"/>
    </style:style>
    <style:style style:name="T8" style:family="text">
      <style:text-properties fo:font-variant="normal" fo:text-transform="none" fo:color="#444444" style:font-name="Verdana" fo:font-size="10pt" fo:letter-spacing="normal" fo:font-style="italic" fo:font-weight="bold" style:font-size-asian="10pt" style:font-size-complex="10pt"/>
    </style:style>
    <style:style style:name="T9" style:family="text">
      <style:text-properties fo:font-variant="normal" fo:text-transform="none" fo:color="#3400f0" style:text-line-through-style="none" style:font-name="Verdana" fo:font-size="10pt" fo:letter-spacing="normal" fo:font-style="normal" style:text-underline-style="none" fo:font-weight="normal" style:text-blinking="false" style:font-size-asian="10pt" style:font-size-complex="10pt"/>
    </style:style>
    <style:style style:name="T10" style:family="text">
      <style:text-properties fo:color="#800080"/>
    </style:style>
    <style:style style:name="T11" style:family="text">
      <style:text-properties fo:color="#800080" fo:font-style="normal"/>
    </style:style>
    <style:style style:name="T12" style:family="text">
      <style:text-properties fo:color="#006fe0"/>
    </style:style>
    <style:style style:name="T13" style:family="text">
      <style:text-properties fo:color="#006fe0" fo:font-style="normal"/>
    </style:style>
    <style:style style:name="T14" style:family="text">
      <style:text-properties fo:font-weight="bold"/>
    </style:style>
    <style:style style:name="T15" style:family="text">
      <style:text-properties fo:font-style="italic"/>
    </style:style>
    <style:style style:name="T16" style:family="text">
      <style:text-properties fo:font-style="italic" fo:font-weight="bold"/>
    </style:style>
    <style:style style:name="T17" style:family="text">
      <style:text-properties fo:color="#ff0000"/>
    </style:style>
    <style:style style:name="T18" style:family="text">
      <style:text-properties style:font-name="courier new" fo:font-style="normal" fo:font-weight="normal"/>
    </style:style>
    <text:list-style style:name="L1">
      <text:list-level-style-number text:level="1" text:style-name="Numbering_20_Symbols" style:num-suffix="." style:num-format="1">
        <style:list-level-properties text:space-before="0.39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18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18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18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18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39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18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18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18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18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18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text:start-value="5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2"><text:span text:style-name="Strong_20_Emphasis"><text:span text:style-name="T3">1. Difference between varchar and varchar2 data types?</text:span></text:span></text:h>
      <text:p text:style-name="P7">Varchar can store upto 2000 bytes and varchar2 can store upto 4000 bytes. Varchar will occupy space for NULL values and Varchar2 will not occupy any space. Both are differed with respect to space.<text:bookmark text:name="more-669"/></text:p>
      <text:p text:style-name="P1"><text:span text:style-name="Strong_20_Emphasis"><text:span text:style-name="T3">2.In which language Oracle has been developed</text:span></text:span></text:p>
      <text:p text:style-name="P7">Oracle has been developed using C Language.</text:p>
      <text:p text:style-name="P1"><text:span text:style-name="Strong_20_Emphasis"><text:span text:style-name="T3">3. What is RAW datatype?</text:span></text:span></text:p>
      <text:p text:style-name="P7">RAW datatype is used to store values in binary data format. The maximum size for a raw in a table in 32767 bytes.</text:p>
      <text:p text:style-name="P1"><text:span text:style-name="Strong_20_Emphasis"><text:span text:style-name="T3">4. What is the use of NVL function?</text:span></text:span></text:p>
      <text:p text:style-name="P7">The NVL function is used to replace NULL values with another or given value.</text:p>
      <text:p text:style-name="P7">Example is –NVL(Value, replace value)</text:p>
      <text:p text:style-name="P1"><text:span text:style-name="Strong_20_Emphasis"><text:span text:style-name="T3">5. Whether any commands are used for Months calculation? If so, What are they?</text:span></text:span></text:p>
      <text:p text:style-name="P7">In Oracle, months_between function is used to find number of months between the given dates. Example is –</text:p>
      <text:p text:style-name="P6"><text:span text:style-name="T5">Months_between(Date 1, Date 2)<text:line-break/></text:span><text:span text:style-name="Strong_20_Emphasis"><text:span text:style-name="T3">6. What are nested tables?</text:span></text:span></text:p>
      <text:p text:style-name="P2">Nested table is a data type in Oracle which is used to support columns containing multi valued attributes. It also hold entire sub table.</text:p>
      <text:p text:style-name="P1"><text:span text:style-name="Strong_20_Emphasis"><text:span text:style-name="T3">7. What is COALESCE function?</text:span></text:span></text:p>
      <text:p text:style-name="P7">COALESCE function is used to return the value which is set to be not null in the list. If all values in the list are null, then the coalesce function will return NULL.</text:p>
      <text:p text:style-name="P7">Coalesce(value1, value2,value3,…)</text:p>
      <text:p text:style-name="P1"><text:span text:style-name="Strong_20_Emphasis"><text:span text:style-name="T3">8. What is BLOB datatype?</text:span></text:span></text:p>
      <text:p text:style-name="P7">A BLOB data type is a varying length binary string which is used to store two gigabytes memory. Length should be specified in Bytes for BLOB.</text:p>
      <text:p text:style-name="P1"><text:span text:style-name="Strong_20_Emphasis"><text:span text:style-name="T3">9. How do we represent comments in Oracle?</text:span></text:span></text:p>
      <text:p text:style-name="P7">Comments in Oracle can be represented in two ways –</text:p>
      <text:list xml:id="list3381595193040997423" text:style-name="L1">
        <text:list-item>
          <text:p text:style-name="P18">Two dashes(–) before beginning of the line – Single statement</text:p>
        </text:list-item>
        <text:list-item>
          <text:p text:style-name="P18">/*—— */ is used to represent it as comments for block of statement</text:p>
        </text:list-item>
      </text:list>
      <text:p text:style-name="P1"><text:span text:style-name="Strong_20_Emphasis"><text:span text:style-name="T3">10. What is DML?</text:span></text:span></text:p>
      <text:p text:style-name="P7">Data Manipulation Language (DML) is used to access and manipulate data in the existing objects.DML statements are insert, select, update and delete and it won’t implicitly commit the current transaction.</text:p>
      <text:p text:style-name="P1"><text:span text:style-name="Strong_20_Emphasis"><text:span text:style-name="T3">11. What is the difference between TRANSLATE and REPLACE?</text:span></text:span></text:p>
      <text:p text:style-name="P7">Translate is used for character by character substitution and Replace is used substitute a single character with a word.</text:p>
      <text:p text:style-name="P1"><text:span text:style-name="Strong_20_Emphasis"><text:span text:style-name="T3">12. How do we display rows from the table without duplicates?</text:span></text:span></text:p>
      <text:p text:style-name="P7">Duplicate rows can be removed by using the keyword DISTINCT in the select statement.</text:p>
      <text:p text:style-name="P1"><text:span text:style-name="Strong_20_Emphasis"><text:span text:style-name="T3">13. What is the usage of Merge Statement?</text:span></text:span></text:p>
      <text:p text:style-name="P7">Merge statement is used to select rows from one or more data source for updating and insertion into a table or a view. It is used to combine multiple operations.</text:p>
      <text:p text:style-name="P1"><text:span text:style-name="Strong_20_Emphasis"><text:span text:style-name="T3">14. What is NULL value in oracle?</text:span></text:span></text:p>
      <text:p text:style-name="P7">NULL value represents missing or unknown data. This is used as a place holder or represented it in as default entry to indicate that there is no actual data present.</text:p>
      <text:p text:style-name="P1"><text:soft-page-break/><text:span text:style-name="Strong_20_Emphasis"><text:span text:style-name="T3">15. What is USING Clause and give example?</text:span></text:span></text:p>
      <text:p text:style-name="P7">The USING clause is used to specify with the column to test for equality when two tables are joined.</text:p>
      <text:p text:style-name="P7">[sql]Select * from employee join salary using employee ID[/sql]</text:p>
      <text:p text:style-name="P7">Employee tables join with the Salary tables with the Employee ID.</text:p>
      <text:p text:style-name="P1"><text:span text:style-name="Strong_20_Emphasis"><text:span text:style-name="T3">16. What is key preserved table?</text:span></text:span></text:p>
      <text:p text:style-name="P7">A table is set to be key preserved table if every key of the table can also be the key of the result of the join. It guarantees to return only one copy of each row from the base table.</text:p>
      <text:p text:style-name="P1"><text:span text:style-name="Strong_20_Emphasis"><text:span text:style-name="T3">17. What is WITH CHECK OPTION?</text:span></text:span></text:p>
      <text:p text:style-name="P7">The WITH CHECK option clause specifies check level to be done in DML statements. It is used to prevent changes to a view that would produce results that are not included in the sub query.</text:p>
      <text:p text:style-name="P1"><text:span text:style-name="Strong_20_Emphasis"><text:span text:style-name="T3">18. What is the use of Aggregate functions in Oracle?</text:span></text:span></text:p>
      <text:p text:style-name="P7">Aggregate function is a function where values of multiple rows or records are joined together to get a single value output. Common aggregate functions are –</text:p>
      <text:list xml:id="list5829248400451573829" text:style-name="L2">
        <text:list-item>
          <text:p text:style-name="P19">Average</text:p>
        </text:list-item>
        <text:list-item>
          <text:p text:style-name="P19">Count</text:p>
        </text:list-item>
        <text:list-item>
          <text:p text:style-name="P19">Sum</text:p>
        </text:list-item>
      </text:list>
      <text:p text:style-name="P1"><text:span text:style-name="Strong_20_Emphasis"><text:span text:style-name="T3">19. What do you mean by GROUP BY Clause?</text:span></text:span></text:p>
      <text:p text:style-name="P7">A GROUP BY clause can be used in select statement where it will collect data across multiple records and group the results by one or more columns.</text:p>
      <text:p text:style-name="P1"><text:span text:style-name="Strong_20_Emphasis"><text:span text:style-name="T3">20. What is a sub query and what are the different types of subqueries?</text:span></text:span></text:p>
      <text:p text:style-name="P7">Sub Query is also called as Nested Query or Inner Query which is used to get data from multiple tables. A sub query is added in the where clause of the main query.</text:p>
      <text:p text:style-name="P7">There are two different types of subqueries:</text:p>
      <text:list xml:id="list974891791111527914" text:style-name="L3">
        <text:list-item>
          <text:p text:style-name="P20">Correlated sub query</text:p>
        </text:list-item>
      </text:list>
      <text:p text:style-name="P7">A Correlated sub query cannot be as independent query but can reference column in a table listed in the from list of the outer query.</text:p>
      <text:list xml:id="list2781591685564558179" text:style-name="L4">
        <text:list-item>
          <text:p text:style-name="P21">Non-Correlated subquery</text:p>
        </text:list-item>
      </text:list>
      <text:p text:style-name="P7">This can be evaluated as if it were an independent query. Results of the sub query are submitted to the main query or parent query.</text:p>
      <text:p text:style-name="P1"><text:span text:style-name="Strong_20_Emphasis"><text:span text:style-name="T3">21. What is cross join?</text:span></text:span></text:p>
      <text:p text:style-name="P2">Cross join is defined as the Cartesian product of records from the tables present in the join. Cross join will produce result which combines each row from the first table with the each row from the second table.<text:span text:style-name="T2"> </text:span></text:p>
      <text:p text:style-name="P1"><text:span text:style-name="Strong_20_Emphasis"><text:span text:style-name="T3">22. What are temporal data types in Oracle?</text:span></text:span></text:p>
      <text:p text:style-name="P7">Oracle provides following temporal data types:</text:p>
      <text:list xml:id="list3509113868098148020" text:style-name="L5">
        <text:list-item>
          <text:p text:style-name="P22">Date Data Type – Different formats of Dates</text:p>
        </text:list-item>
        <text:list-item>
          <text:p text:style-name="P22">TimeStamp Data Type – Different formats of Time Stamp</text:p>
        </text:list-item>
        <text:list-item>
          <text:p text:style-name="P22">Interval Data Type – Interval between dates and time</text:p>
        </text:list-item>
      </text:list>
      <text:p text:style-name="P1"><text:span text:style-name="Strong_20_Emphasis"><text:span text:style-name="T3">23. How do we create privileges in Oracle?</text:span></text:span></text:p>
      <text:p text:style-name="P7">A privilege is nothing but right to execute an SQL query or to access another user object. Privilege can be given as system privilege or user privilege.</text:p>
      <text:p text:style-name="P7">[sql]GRANT user1 TO user2 WITH MANAGER OPTION;[/sql]</text:p>
      <text:p text:style-name="P1"><text:soft-page-break/><text:span text:style-name="Strong_20_Emphasis"><text:span text:style-name="T3">24. What is VArray?</text:span></text:span></text:p>
      <text:p text:style-name="P7">VArray is an oracle data type used to have columns containing multivalued attributes and it can hold bounded array of values.</text:p>
      <text:p text:style-name="P1"><text:span text:style-name="Strong_20_Emphasis"><text:span text:style-name="T3">25. How do we get field details of a table?</text:span></text:span></text:p>
      <text:p text:style-name="P7">Describe &lt;Table_Name&gt; is used to get the field details of a specified table.</text:p>
      <text:p text:style-name="P1"><text:span text:style-name="Strong_20_Emphasis"><text:span text:style-name="T3">26. What is the difference between rename and alias?</text:span></text:span></text:p>
      <text:p text:style-name="P7">Rename is a permanent name given to a table or a column whereas Alias is a temporary name given to a table or column. Rename is nothing but replacement of name and Alias is an alternate name of the table or column.</text:p>
      <text:p text:style-name="P1"><text:span text:style-name="Strong_20_Emphasis"><text:span text:style-name="T3">27. What is a View?</text:span></text:span></text:p>
      <text:p text:style-name="P7">View is a logical table which based on one or more tables or views.  The tables upon which the view is based are called Base Tables and it doesn’t contain data.</text:p>
      <text:p text:style-name="P1"><text:span text:style-name="Strong_20_Emphasis"><text:span text:style-name="T3">28. What is a cursor variable?</text:span></text:span></text:p>
      <text:p text:style-name="P7">A cursor variable is associated with different statements which can hold different values at run time. A cursor variable is a kind of reference type.</text:p>
      <text:p text:style-name="P1"><text:span text:style-name="Strong_20_Emphasis"><text:span text:style-name="T3">29. What are cursor attributes?</text:span></text:span></text:p>
      <text:p text:style-name="P7">Each cursor in Oracle has set of attributes which enables an application program to test the state of the cursor. The attributes can be used to check whether cursor is opened or closed, found or not found and also find row count.</text:p>
      <text:p text:style-name="P1"><text:span text:style-name="Strong_20_Emphasis"><text:span text:style-name="T3">30. What are SET operators?</text:span></text:span></text:p>
      <text:p text:style-name="P7">SET operators are used with two or more queries and those operators are Union, Union All, Intersect and Minus.</text:p>
      <text:p text:style-name="P1"><text:span text:style-name="Strong_20_Emphasis"><text:span text:style-name="T3">31. How can we delete duplicate rows in a table?</text:span></text:span></text:p>
      <text:p text:style-name="P7">Duplicate rows in the table can be deleted by using ROWID.</text:p>
      <text:p text:style-name="P1"><text:span text:style-name="Strong_20_Emphasis"><text:span text:style-name="T3">32. What are the attributes of Cursor?</text:span></text:span></text:p>
      <text:p text:style-name="P7">Attributes of Cursor are</text:p>
      <text:list xml:id="list4440908168730591518" text:style-name="L6">
        <text:list-item>
          <text:p text:style-name="P23">%FOUND</text:p>
        </text:list-item>
      </text:list>
      <text:p text:style-name="P7">Returns NULL if cursor is open and fetch has not been executed</text:p>
      <text:p text:style-name="P7">Returns TRUE if the fetch of cursor is executed successfully.</text:p>
      <text:p text:style-name="P7">Returns False if no rows are returned.</text:p>
      <text:list xml:id="list7884001468609671076" text:style-name="L7">
        <text:list-item>
          <text:p text:style-name="P24">%NOT FOUND</text:p>
        </text:list-item>
      </text:list>
      <text:p text:style-name="P7">Returns NULL if cursor is open and fetch has not been executed</text:p>
      <text:p text:style-name="P7">Returns False if fetch has been executed</text:p>
      <text:p text:style-name="P7">Returns True if no row was returned</text:p>
      <text:list xml:id="list795519794498577278" text:style-name="L8">
        <text:list-item>
          <text:p text:style-name="P25">%ISOPEN</text:p>
        </text:list-item>
      </text:list>
      <text:p text:style-name="P7">Returns true if the cursor is open</text:p>
      <text:p text:style-name="P7">Returns false if the cursor is closed</text:p>
      <text:list xml:id="list5529526788906308689" text:style-name="L9">
        <text:list-item>
          <text:p text:style-name="P26">%ROWCOUNT</text:p>
        </text:list-item>
      </text:list>
      <text:p text:style-name="P7">Returns the number of rows fetched. It has to be iterated through entire cursor to give exact real count.</text:p>
      <text:p text:style-name="P1"><text:span text:style-name="Strong_20_Emphasis"><text:span text:style-name="T3">33. Can we store pictures in the </text:span></text:span><text:a xlink:type="simple" xlink:href="http://career.guru99.com/category/database/" text:style-name="Internet_20_link" text:visited-style-name="Visited_20_Internet_20_Link"><text:span text:style-name="Strong_20_Emphasis"><text:span text:style-name="T4">database</text:span></text:span></text:a><text:span text:style-name="Strong_20_Emphasis"><text:span text:style-name="T3"> and if so, how it can be done?</text:span></text:span></text:p>
      <text:p text:style-name="P7">Yes, we can store pictures in the database by Long Raw Data type. This datatype is used to store binary data for 2 gigabytes of length. But the table can have only on Long Raw data type.</text:p>
      <text:p text:style-name="P1"><text:soft-page-break/><text:span text:style-name="Strong_20_Emphasis"><text:span text:style-name="T3">34. What is an integrity constraint?</text:span></text:span></text:p>
      <text:p text:style-name="P7">An integrity constraint is a declaration defined a business rule for a table column. Integrity constraints are used to ensure accuracy and consistency of data in a database. There are types – Domain Integrity, Referential Integrity and Domain Integrity.</text:p>
      <text:p text:style-name="P1"><text:span text:style-name="Strong_20_Emphasis"><text:span text:style-name="T3">35. What is an ALERT?</text:span></text:span></text:p>
      <text:p text:style-name="P7">An alert is a window which appears in the center of the screen overlaying a portion of the current display.</text:p>
      <text:p text:style-name="P1"><text:span text:style-name="Strong_20_Emphasis"><text:span text:style-name="T3">36. What is hash cluster?</text:span></text:span></text:p>
      <text:p text:style-name="P7">Hash Cluster is a technique used to store the table for faster retrieval. Apply hash value on the table to retrieve the rows from the table.</text:p>
      <text:p text:style-name="P1"><text:span text:style-name="Strong_20_Emphasis"><text:span text:style-name="T3">37. What are the various constraints used in Oracle?</text:span></text:span></text:p>
      <text:p text:style-name="P7">Following are constraints used:</text:p>
      <text:list xml:id="list5989560097652033964" text:style-name="L10">
        <text:list-item>
          <text:p text:style-name="P27">NULL – It is to indicate that particular column can contain NULL values</text:p>
        </text:list-item>
        <text:list-item>
          <text:p text:style-name="P27">NOT NULL – It is to indicate that particular column cannot contain NULL values</text:p>
        </text:list-item>
        <text:list-item>
          <text:p text:style-name="P27">CHECK – Validate that values in the given column to meet the specific criteria</text:p>
        </text:list-item>
        <text:list-item>
          <text:p text:style-name="P27">DEFAULT – It is to indicate the value is assigned to default value</text:p>
        </text:list-item>
      </text:list>
      <text:p text:style-name="P1"><text:span text:style-name="Strong_20_Emphasis"><text:span text:style-name="T3">38. What is difference between SUBSTR and INSTR?</text:span></text:span></text:p>
      <text:p text:style-name="P7">SUBSTR returns specific portion of a string and INSTR provides character position in which a pattern is found in a string.</text:p>
      <text:p text:style-name="P7">SUBSTR returns string whereas INSTR returns numeric.</text:p>
      <text:p text:style-name="P1"><text:span text:style-name="Strong_20_Emphasis"><text:span text:style-name="T3">39. What is the parameter mode that can be passed to a procedure?</text:span></text:span></text:p>
      <text:p text:style-name="P7">IN, OUT and INOUT are the modes of parameters that can be passed to a procedure.</text:p>
      <text:p text:style-name="P1"><text:span text:style-name="Strong_20_Emphasis"><text:span text:style-name="T3">40. What are the different Oracle Database objects?</text:span></text:span></text:p>
      <text:p text:style-name="P7">There are different data objects in Oracle –</text:p>
      <text:list xml:id="list6932647154545433504" text:style-name="L11">
        <text:list-item>
          <text:p text:style-name="P28">Tables – set of elements organized in vertical and horizontal</text:p>
        </text:list-item>
        <text:list-item>
          <text:p text:style-name="P28">Views  – Virtual table derived from one or more tables</text:p>
        </text:list-item>
        <text:list-item>
          <text:p text:style-name="P28">Indexes – Performance tuning method for processing the records</text:p>
        </text:list-item>
        <text:list-item>
          <text:p text:style-name="P28">Synonyms – Alias name for tables</text:p>
        </text:list-item>
        <text:list-item>
          <text:p text:style-name="P28">Sequences – Multiple users generate unique numbers</text:p>
        </text:list-item>
        <text:list-item>
          <text:p text:style-name="P28">Tablespaces – Logical storage unit in Oracle</text:p>
        </text:list-item>
      </text:list>
      <text:p text:style-name="P1"><text:span text:style-name="Strong_20_Emphasis"><text:span text:style-name="T3">41. What are the differences between LOV and List Item?</text:span></text:span></text:p>
      <text:p text:style-name="P7">LOV is property whereas list items are considered as single item. List of items is set to be a collection of list of items. A list item can have only one column, LOV can have one or more columns.</text:p>
      <text:p text:style-name="P1"><text:span text:style-name="Strong_20_Emphasis"><text:span text:style-name="T3">42. What are privileges and Grants?</text:span></text:span></text:p>
      <text:p text:style-name="P7">Privileges are the rights to execute SQL statements – means Right to connect and connect. Grants are given to the object so that objects can be accessed accordingly. Grants can be provided by the owner or creator of an object.</text:p>
      <text:p text:style-name="P1"><text:span text:style-name="Strong_20_Emphasis"><text:span text:style-name="T3">43. What is the difference between $ORACLE_BASE and $ORACLE_HOME?</text:span></text:span></text:p>
      <text:p text:style-name="P7">Oracle base is the main or root directory of an oracle whereas ORACLE_HOME is located beneath base folder in which all oracle products reside.</text:p>
      <text:p text:style-name="P1"><text:span text:style-name="Strong_20_Emphasis"><text:span text:style-name="T3">44. What is the fastest query method to fetch data from the table?</text:span></text:span></text:p>
      <text:p text:style-name="P7">Row can be fetched from table by using ROWID. Using ROW ID is the fastest query method to fetch data from the table.</text:p>
      <text:p text:style-name="P1"><text:span text:style-name="Strong_20_Emphasis"><text:span text:style-name="T3">45. What is the maximum number of triggers that can be applied to a single table?</text:span></text:span></text:p>
      <text:p text:style-name="P7">12 is the maximum number of triggers that can be applied to a single table.</text:p>
      <text:p text:style-name="P1"><text:span text:style-name="Strong_20_Emphasis"><text:span text:style-name="T3">46. How to display row numbers with the records?</text:span></text:span></text:p>
      <text:p text:style-name="P7"><text:soft-page-break/>Display row numbers with the records numbers –</text:p>
      <text:p text:style-name="P4"><text:span text:style-name="T10">Select</text:span><text:span text:style-name="T12"> </text:span>rownum,<text:span text:style-name="T12"> &lt;</text:span>fieldnames<text:span text:style-name="T12">&gt; </text:span><text:span text:style-name="T10">from</text:span><text:span text:style-name="T12"> </text:span><text:span text:style-name="T10">table</text:span>;</text:p>
      <text:p text:style-name="P4"/>
      <text:p text:style-name="P7">This query will display row numbers and the field values from the given table.</text:p>
      <text:p text:style-name="P1"><text:span text:style-name="Strong_20_Emphasis"><text:span text:style-name="T3">47. How can we view last record added to a table?</text:span></text:span></text:p>
      <text:p text:style-name="P3">Last record can be added to a table and this can be done by –</text:p>
      <text:p text:style-name="P5"><text:span text:style-name="T11">Select</text:span><text:span text:style-name="T13"> </text:span><text:span text:style-name="T1">*</text:span><text:span text:style-name="T13"> </text:span><text:span text:style-name="T11">from</text:span><text:span text:style-name="T13"> </text:span><text:span text:style-name="T1">(</text:span><text:span text:style-name="T11">select</text:span><text:span text:style-name="T13"> </text:span><text:span text:style-name="T1">*</text:span><text:span text:style-name="T13"> </text:span><text:span text:style-name="T11">from</text:span><text:span text:style-name="T13"> </text:span><text:span text:style-name="T1">employees</text:span><text:span text:style-name="T13"> </text:span><text:span text:style-name="T11">order by</text:span><text:span text:style-name="T13"> </text:span><text:span text:style-name="T1">rownum</text:span><text:span text:style-name="T13"> </text:span><text:span text:style-name="T11">desc</text:span><text:span text:style-name="T1">)</text:span><text:span text:style-name="T13"> </text:span><text:span text:style-name="T11">where</text:span><text:span text:style-name="T13"> </text:span><text:span text:style-name="T1">rownum</text:span><text:span text:style-name="T13">&lt;</text:span><text:span text:style-name="T1">2;</text:span></text:p>
      <text:p text:style-name="P1"><text:span text:style-name="Strong_20_Emphasis"><text:span text:style-name="T3">48. What is the data type of DUAL table?</text:span></text:span></text:p>
      <text:p text:style-name="P2">The <text:span text:style-name="T2">DUAL </text:span>table is a one-column table present in oracle database. The table has a single VARCHAR2(1) column called DUMMY which has a value of ‘X’.</text:p>
      <text:p text:style-name="P1"><text:span text:style-name="Strong_20_Emphasis"><text:span text:style-name="T3">49. What is difference between Cartesian Join and Cross Join?</text:span></text:span></text:p>
      <text:p text:style-name="P7">There are no differences between the join. Cartesian and Cross joins are same. Cross join gives cartesian product of two tables – Rows from first table is multiplied with another table which is called cartesian product.Cross join without where clause gives Cartesian product.</text:p>
      <text:list xml:id="list8393694537532668503" text:style-name="L12">
        <text:list-item>
          <text:p text:style-name="P29"><text:span text:style-name="Strong_20_Emphasis"><text:span text:style-name="T3">How to display employee records who gets more salary than the average salary in the department?</text:span></text:span></text:p>
          <text:p text:style-name="P29"><text:span text:style-name="Strong_20_Emphasis"><text:span text:style-name="T5">This can be done by this query –</text:span></text:span></text:p>
        </text:list-item>
      </text:list>
      <text:p text:style-name="P1"><text:span text:style-name="Strong_20_Emphasis"><text:span text:style-name="T3">Select * from employee where salary&gt;(select avg(salary) from dept, employee where dept.deptno = employee.deptno);</text:span></text:span></text:p>
      <text:p text:style-name="P1"><text:span text:style-name="Strong_20_Emphasis"><text:span text:style-name="T3"/></text:span></text:p>
      <text:p text:style-name="P1"><text:span text:style-name="Strong_20_Emphasis"><text:span text:style-name="T3"><text:s/></text:span></text:span></text:p>
      <text:h text:style-name="P32" text:outline-level="9"><text:span text:style-name="Strong_20_Emphasis"><text:span text:style-name="T6"><text:s text:c="28"/>Advanced SQL Interview Questions and Answers</text:span></text:span></text:h>
      <text:p text:style-name="P10">Here are some complex SQL interview problems that are for people who are looking for more advanced and challenging questions, along with the answers and complete explanations. Try to figure out the answer to the questions yourself before reading the answers.</text:p>
      <text:p text:style-name="P11">Suppose we have 2 tables called Orders and Salesperson shown below:</text:p>
      <table:table table:name="Table1" table:style-name="Table1">
        <table:table-column table:style-name="Table1.A" table:number-columns-repeated="2"/>
        <table:table-row>
          <table:table-cell table:style-name="Table1.A1" office:value-type="string">
            <text:p text:style-name="P13">Salesperson</text:p>
          </table:table-cell>
          <table:table-cell table:style-name="Table1.A1" office:value-type="string">
            <text:p text:style-name="P13">Order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2">ID</text:p>
                </table:table-cell>
                <table:table-cell table:style-name="Table2.A1" office:value-type="string">
                  <text:p text:style-name="P12">Name</text:p>
                </table:table-cell>
                <table:table-cell table:style-name="Table2.A1" office:value-type="string">
                  <text:p text:style-name="P12">Age</text:p>
                </table:table-cell>
                <table:table-cell table:style-name="Table2.D1" office:value-type="string">
                  <text:p text:style-name="P12">Salary</text:p>
                </table:table-cell>
              </table:table-row>
              <table:table-row>
                <table:table-cell table:style-name="Table2.A2" office:value-type="string">
                  <text:p text:style-name="P12">1</text:p>
                </table:table-cell>
                <table:table-cell table:style-name="Table2.A2" office:value-type="string">
                  <text:p text:style-name="P12">Abe</text:p>
                </table:table-cell>
                <table:table-cell table:style-name="Table2.A2" office:value-type="string">
                  <text:p text:style-name="P12">61</text:p>
                </table:table-cell>
                <table:table-cell table:style-name="Table2.D2" office:value-type="string">
                  <text:p text:style-name="P12">140000</text:p>
                </table:table-cell>
              </table:table-row>
              <table:table-row>
                <table:table-cell table:style-name="Table2.A2" office:value-type="string">
                  <text:p text:style-name="P12">2</text:p>
                </table:table-cell>
                <table:table-cell table:style-name="Table2.A2" office:value-type="string">
                  <text:p text:style-name="P12">Bob</text:p>
                </table:table-cell>
                <table:table-cell table:style-name="Table2.A2" office:value-type="string">
                  <text:p text:style-name="P12">34</text:p>
                </table:table-cell>
                <table:table-cell table:style-name="Table2.D2" office:value-type="string">
                  <text:p text:style-name="P12">44000</text:p>
                </table:table-cell>
              </table:table-row>
              <table:table-row>
                <table:table-cell table:style-name="Table2.A2" office:value-type="string">
                  <text:p text:style-name="P12">5</text:p>
                </table:table-cell>
                <table:table-cell table:style-name="Table2.A2" office:value-type="string">
                  <text:p text:style-name="P12">Chris</text:p>
                </table:table-cell>
                <table:table-cell table:style-name="Table2.A2" office:value-type="string">
                  <text:p text:style-name="P12">34</text:p>
                </table:table-cell>
                <table:table-cell table:style-name="Table2.D2" office:value-type="string">
                  <text:p text:style-name="P12">40000</text:p>
                </table:table-cell>
              </table:table-row>
              <table:table-row>
                <table:table-cell table:style-name="Table2.A2" office:value-type="string">
                  <text:p text:style-name="P12">7</text:p>
                </table:table-cell>
                <table:table-cell table:style-name="Table2.A2" office:value-type="string">
                  <text:p text:style-name="P12">Dan</text:p>
                </table:table-cell>
                <table:table-cell table:style-name="Table2.A2" office:value-type="string">
                  <text:p text:style-name="P12">41</text:p>
                </table:table-cell>
                <table:table-cell table:style-name="Table2.D2" office:value-type="string">
                  <text:p text:style-name="P12">52000</text:p>
                </table:table-cell>
              </table:table-row>
              <table:table-row>
                <table:table-cell table:style-name="Table2.A2" office:value-type="string">
                  <text:p text:style-name="P12">8</text:p>
                </table:table-cell>
                <table:table-cell table:style-name="Table2.A2" office:value-type="string">
                  <text:p text:style-name="P12">Ken</text:p>
                </table:table-cell>
                <table:table-cell table:style-name="Table2.A2" office:value-type="string">
                  <text:p text:style-name="P12">57</text:p>
                </table:table-cell>
                <table:table-cell table:style-name="Table2.D2" office:value-type="string">
                  <text:p text:style-name="P12">115000</text:p>
                </table:table-cell>
              </table:table-row>
              <table:table-row>
                <table:table-cell table:style-name="Table2.A7" office:value-type="float" office:value="11">
                  <text:p text:style-name="P12">11</text:p>
                </table:table-cell>
                <table:table-cell table:style-name="Table2.A2" office:value-type="string">
                  <text:p text:style-name="P12">Joe</text:p>
                </table:table-cell>
                <table:table-cell table:style-name="Table2.A2" office:value-type="string">
                  <text:p text:style-name="P12">38</text:p>
                </table:table-cell>
                <table:table-cell table:style-name="Table2.D2" office:value-type="string">
                  <text:p text:style-name="P12">38000</text:p>
                </table:table-cell>
              </table:table-row>
            </table:table>
            <text:p text:style-name="P12"/>
          </table:table-cell>
        </table:table-row>
        <table:table-row>
          <table:table-cell table:style-name="Table1.A1" office:value-type="string">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2">Number</text:p>
                </table:table-cell>
                <table:table-cell table:style-name="Table3.A1" office:value-type="string">
                  <text:p text:style-name="P12">order_date</text:p>
                </table:table-cell>
                <table:table-cell table:style-name="Table3.A1" office:value-type="string">
                  <text:p text:style-name="P12">cust_id</text:p>
                </table:table-cell>
                <table:table-cell table:style-name="Table3.A1" office:value-type="string">
                  <text:p text:style-name="P12">salesperson_id</text:p>
                </table:table-cell>
                <table:table-cell table:style-name="Table3.E1" office:value-type="string">
                  <text:p text:style-name="P12">Amount</text:p>
                </table:table-cell>
              </table:table-row>
              <table:table-row>
                <table:table-cell table:style-name="Table3.A2" office:value-type="string">
                  <text:p text:style-name="P12">10</text:p>
                </table:table-cell>
                <table:table-cell table:style-name="Table3.A2" office:value-type="string">
                  <text:p text:style-name="P12">8/2/96</text:p>
                </table:table-cell>
                <table:table-cell table:style-name="Table3.A2" office:value-type="string">
                  <text:p text:style-name="P12">4</text:p>
                </table:table-cell>
                <table:table-cell table:style-name="Table3.A2" office:value-type="string">
                  <text:p text:style-name="P12">2</text:p>
                </table:table-cell>
                <table:table-cell table:style-name="Table3.E2" office:value-type="string">
                  <text:p text:style-name="P12">540</text:p>
                </table:table-cell>
              </table:table-row>
              <table:table-row>
                <table:table-cell table:style-name="Table3.A2" office:value-type="string">
                  <text:p text:style-name="P12">20</text:p>
                </table:table-cell>
                <table:table-cell table:style-name="Table3.A2" office:value-type="string">
                  <text:p text:style-name="P12">1/30/99</text:p>
                </table:table-cell>
                <table:table-cell table:style-name="Table3.A2" office:value-type="string">
                  <text:p text:style-name="P12">4</text:p>
                </table:table-cell>
                <table:table-cell table:style-name="Table3.A2" office:value-type="string">
                  <text:p text:style-name="P12">8</text:p>
                </table:table-cell>
                <table:table-cell table:style-name="Table3.E2" office:value-type="string">
                  <text:p text:style-name="P12">1800</text:p>
                </table:table-cell>
              </table:table-row>
              <table:table-row>
                <table:table-cell table:style-name="Table3.A2" office:value-type="string">
                  <text:p text:style-name="P12">30</text:p>
                </table:table-cell>
                <table:table-cell table:style-name="Table3.A2" office:value-type="string">
                  <text:p text:style-name="P12">7/14/95</text:p>
                </table:table-cell>
                <table:table-cell table:style-name="Table3.A2" office:value-type="string">
                  <text:p text:style-name="P12">9</text:p>
                </table:table-cell>
                <table:table-cell table:style-name="Table3.A2" office:value-type="string">
                  <text:p text:style-name="P12">1</text:p>
                </table:table-cell>
                <table:table-cell table:style-name="Table3.E2" office:value-type="string">
                  <text:p text:style-name="P12">460</text:p>
                </table:table-cell>
              </table:table-row>
              <table:table-row>
                <table:table-cell table:style-name="Table3.A2" office:value-type="string">
                  <text:p text:style-name="P12">40</text:p>
                </table:table-cell>
                <table:table-cell table:style-name="Table3.A2" office:value-type="string">
                  <text:p text:style-name="P12">1/29/98</text:p>
                </table:table-cell>
                <table:table-cell table:style-name="Table3.A2" office:value-type="string">
                  <text:p text:style-name="P12">7</text:p>
                </table:table-cell>
                <table:table-cell table:style-name="Table3.A2" office:value-type="string">
                  <text:p text:style-name="P12">2</text:p>
                </table:table-cell>
                <table:table-cell table:style-name="Table3.E2" office:value-type="string">
                  <text:p text:style-name="P12">2400</text:p>
                </table:table-cell>
              </table:table-row>
              <table:table-row>
                <table:table-cell table:style-name="Table3.A2" office:value-type="string">
                  <text:p text:style-name="P12">50</text:p>
                </table:table-cell>
                <table:table-cell table:style-name="Table3.A2" office:value-type="string">
                  <text:p text:style-name="P12">2/3/98</text:p>
                </table:table-cell>
                <table:table-cell table:style-name="Table3.A2" office:value-type="string">
                  <text:p text:style-name="P12">6</text:p>
                </table:table-cell>
                <table:table-cell table:style-name="Table3.A2" office:value-type="string">
                  <text:p text:style-name="P12">7</text:p>
                </table:table-cell>
                <table:table-cell table:style-name="Table3.E2" office:value-type="string">
                  <text:p text:style-name="P12">600</text:p>
                </table:table-cell>
              </table:table-row>
              <table:table-row>
                <table:table-cell table:style-name="Table3.A2" office:value-type="string">
                  <text:p text:style-name="P12">60</text:p>
                </table:table-cell>
                <table:table-cell table:style-name="Table3.A2" office:value-type="string">
                  <text:p text:style-name="P12">3/2/98</text:p>
                </table:table-cell>
                <table:table-cell table:style-name="Table3.A2" office:value-type="string">
                  <text:p text:style-name="P12">6</text:p>
                </table:table-cell>
                <table:table-cell table:style-name="Table3.A2" office:value-type="string">
                  <text:p text:style-name="P12">7</text:p>
                </table:table-cell>
                <table:table-cell table:style-name="Table3.E2" office:value-type="string">
                  <text:p text:style-name="P12">720</text:p>
                </table:table-cell>
              </table:table-row>
              <table:table-row>
                <table:table-cell table:style-name="Table3.A2" office:value-type="string">
                  <text:p text:style-name="P12">70</text:p>
                </table:table-cell>
                <table:table-cell table:style-name="Table3.A2" office:value-type="string">
                  <text:p text:style-name="P12">5/6/98</text:p>
                </table:table-cell>
                <table:table-cell table:style-name="Table3.A2" office:value-type="string">
                  <text:p text:style-name="P12">9</text:p>
                </table:table-cell>
                <table:table-cell table:style-name="Table3.A2" office:value-type="string">
                  <text:p text:style-name="P12">7</text:p>
                </table:table-cell>
                <table:table-cell table:style-name="Table3.E2" office:value-type="string">
                  <text:p text:style-name="P12">150</text:p>
                </table:table-cell>
              </table:table-row>
            </table:table>
            <text:p text:style-name="P12"/>
          </table:table-cell>
          <table:table-cell table:style-name="Table1.A1" office:value-type="string">
            <text:p text:style-name="P12"/>
          </table:table-cell>
        </table:table-row>
      </table:table>
      <text:p text:style-name="P11"><text:line-break/>Now suppose that we want to write SQL that must conform to the SQL standard.</text:p>
      <text:p text:style-name="P11"><text:line-break/><text:soft-page-break/>We want to retrieve the names of all salespeople that have more than 1 order from the tables above. You can assume that each salesperson only has one ID.</text:p>
      <text:p text:style-name="P11"><text:line-break/>If that is the case, then what (if anything) is wrong with the following SQL?:</text:p>
      <text:p text:style-name="P14">SELECT Name</text:p>
      <text:p text:style-name="P14">FROM Orders, Salesperson</text:p>
      <text:p text:style-name="P14">WHERE Orders.salesperson_id = Salesperson.ID</text:p>
      <text:p text:style-name="P14">GROUP BY salesperson_id</text:p>
      <text:p text:style-name="P17">HAVING COUNT( salesperson_id ) &gt;1</text:p>
      <text:h text:style-name="P30" text:outline-level="2">The answer and explanation to advanced SQL question 1</text:h>
      <text:p text:style-name="P10">There is definitely something wrong with the SQL above, and it is probably something that most beginner SQL programmers may not notice. The problem is that the SQL Standard says that we can not select a column that is not part of the group by clause unless it is also contained within an aggregate function. If we try to run the SQL above in SQL Server, we would get an error that looks like this:</text:p>
      <text:p text:style-name="P14">Column 'Name' is invalid in the select list because it is </text:p>
      <text:p text:style-name="P14">not contained in either an aggregate function or </text:p>
      <text:p text:style-name="P17">the GROUP BY clause.</text:p>
      <text:p text:style-name="P10">You might be confused now, so let’s explain what that error means in plain English and through some simple examples. The most important thing you should take out of this discussion is understanding exactly why we get that error, and how to avoid it. There is a good reason for the error – read on to understand why.</text:p>
      <text:p text:style-name="P10">You can see in the bad SQL above that the “Name” column is clearly<text:span text:style-name="T16">not</text:span> also a part of the group by statement, nor is it contained within an aggregate function (like SUM, MAX, etc).</text:p>
      <text:p text:style-name="P10">As the error above suggests, we can fix the error by either wrapping the Name column inside an aggregate function or adding it to the Group By clause.</text:p>
      <text:p text:style-name="P10">So if we want to write SQL that complies with the standard, then we could write something like this by adding the Name column to the Group By:</text:p>
      <text:p text:style-name="P14">SELECT Name</text:p>
      <text:p text:style-name="P14">FROM Orders, Salesperson</text:p>
      <text:p text:style-name="P14">WHERE Orders.salesperson_id = Salesperson.ID</text:p>
      <text:p text:style-name="P14">GROUP BY salesperson_id, <text:span text:style-name="T17">Name</text:span> <text:s text:c="17"/></text:p>
      <text:p text:style-name="P14">-- we added the name column to the group by, and now it works!</text:p>
      <text:p text:style-name="P17">HAVING COUNT( salesperson_id ) &gt;1</text:p>
      <text:p text:style-name="P10">The SQL above will run just fine without giving any error.</text:p>
      <text:p text:style-name="P10">We could also fix the problem by putting the Name column in any aggregate function, and then simply make that a part of our select statement. So, we could just write this SQL instead, and it would be perfectly legal according to the SQL standard. We chose to use the MAX aggregate function, but any other aggregate would work just fine as well:</text:p>
      <text:p text:style-name="P14">SELECT <text:span text:style-name="T17">MAX(Name)</text:span> --put name in an aggregate function</text:p>
      <text:p text:style-name="P14">FROM Orders, Salesperson</text:p>
      <text:p text:style-name="P14">WHERE Orders.salesperson_id = Salesperson.ID</text:p>
      <text:p text:style-name="P14">GROUP BY salesperson_id <text:s text:c="13"/></text:p>
      <text:p text:style-name="P17"><text:soft-page-break/>HAVING COUNT( salesperson_id ) &gt;1</text:p>
      <text:p text:style-name="P10">Adding the Name column to the group by, or wrapping the Name column in an aggregate will certainly fix the error – but it’s very important to note that both of those things will change the data that is returned to a state that you may not want.</text:p>
      <text:h text:style-name="P30" text:outline-level="2">Why does the selected column have to be in the group by clause or part of an aggregate function?</text:h>
      <text:p text:style-name="P10">So, now you understand how to fix the error – but do you understand why it is a problem in the first place? Well, you should – because <text:span text:style-name="T14">that is the most important thing to understand! </text:span>So, let’s explain some more about <text:span text:style-name="T16">why </text:span>SQL gives that error shown above .</text:p>
      <text:p text:style-name="P10">First off, let’s talk a little bit more about aggregate functions. You probably know what aggregate functions in SQL are – we used one in the example above. In case you forgot, aggregate functions are used to perform a mathematical function on the values inside a given column, which is passed into the aggregate function. Here are some of the commonly used aggregate functions:</text:p>
      <text:p text:style-name="P14">AVG() - Returns the average value</text:p>
      <text:p text:style-name="P14">COUNT() - Returns the number of rows</text:p>
      <text:p text:style-name="P14">FIRST() - Returns the first value</text:p>
      <text:p text:style-name="P14">LAST() - Returns the last value</text:p>
      <text:p text:style-name="P14">MAX() - Returns the largest value</text:p>
      <text:p text:style-name="P14">MIN() - Returns the smallest value</text:p>
      <text:p text:style-name="P17">SUM() - Returns the sum</text:p>
      <text:p text:style-name="P10">To illustrate why the SQL standard says that a selected column has to be in the group by clause or part of an aggregate function, let’s use another example. Suppose we have some tables called Starbucks_Stores and Starbucks_Employees. In case you don’t already know, Starbucks is a popular coffee shop/cafe in the USA:</text:p>
      <table:table table:name="Table6" table:style-name="Table6">
        <table:table-column table:style-name="Table6.A" table:number-columns-repeated="2"/>
        <table:table-row>
          <table:table-cell table:style-name="Table6.A1" office:value-type="string">
            <text:p text:style-name="P13">Starbucks_Employees</text:p>
          </table:table-cell>
          <table:table-cell table:style-name="Table6.A1" office:value-type="string">
            <text:p text:style-name="P13">Starbucks_Stores</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12">ID</text:p>
                </table:table-cell>
                <table:table-cell table:style-name="Table7.A1" office:value-type="string">
                  <text:p text:style-name="P12">Name</text:p>
                </table:table-cell>
                <table:table-cell table:style-name="Table7.A1" office:value-type="string">
                  <text:p text:style-name="P12">Age</text:p>
                </table:table-cell>
                <table:table-cell table:style-name="Table7.A1" office:value-type="string">
                  <text:p text:style-name="P12">HourlyRate</text:p>
                </table:table-cell>
                <table:table-cell table:style-name="Table7.E1" office:value-type="string">
                  <text:p text:style-name="P12">StoreID</text:p>
                </table:table-cell>
              </table:table-row>
              <table:table-row>
                <table:table-cell table:style-name="Table7.A2" office:value-type="string">
                  <text:p text:style-name="P12">1</text:p>
                </table:table-cell>
                <table:table-cell table:style-name="Table7.A2" office:value-type="string">
                  <text:p text:style-name="P12">Abe</text:p>
                </table:table-cell>
                <table:table-cell table:style-name="Table7.A2" office:value-type="string">
                  <text:p text:style-name="P12">61</text:p>
                </table:table-cell>
                <table:table-cell table:style-name="Table7.A2" office:value-type="string">
                  <text:p text:style-name="P12">14</text:p>
                </table:table-cell>
                <table:table-cell table:style-name="Table7.E2" office:value-type="string">
                  <text:p text:style-name="P12">10</text:p>
                </table:table-cell>
              </table:table-row>
              <table:table-row>
                <table:table-cell table:style-name="Table7.A2" office:value-type="string">
                  <text:p text:style-name="P12">2</text:p>
                </table:table-cell>
                <table:table-cell table:style-name="Table7.A2" office:value-type="string">
                  <text:p text:style-name="P12">Bob</text:p>
                </table:table-cell>
                <table:table-cell table:style-name="Table7.A2" office:value-type="string">
                  <text:p text:style-name="P12">34</text:p>
                </table:table-cell>
                <table:table-cell table:style-name="Table7.A2" office:value-type="string">
                  <text:p text:style-name="P12">10</text:p>
                </table:table-cell>
                <table:table-cell table:style-name="Table7.E2" office:value-type="string">
                  <text:p text:style-name="P12">30</text:p>
                </table:table-cell>
              </table:table-row>
              <table:table-row>
                <table:table-cell table:style-name="Table7.A2" office:value-type="string">
                  <text:p text:style-name="P12">5</text:p>
                </table:table-cell>
                <table:table-cell table:style-name="Table7.A2" office:value-type="string">
                  <text:p text:style-name="P12">Chris</text:p>
                </table:table-cell>
                <table:table-cell table:style-name="Table7.A2" office:value-type="string">
                  <text:p text:style-name="P12">34</text:p>
                </table:table-cell>
                <table:table-cell table:style-name="Table7.A2" office:value-type="string">
                  <text:p text:style-name="P12">9</text:p>
                </table:table-cell>
                <table:table-cell table:style-name="Table7.E2" office:value-type="string">
                  <text:p text:style-name="P12">40</text:p>
                </table:table-cell>
              </table:table-row>
              <table:table-row>
                <table:table-cell table:style-name="Table7.A2" office:value-type="string">
                  <text:p text:style-name="P12">7</text:p>
                </table:table-cell>
                <table:table-cell table:style-name="Table7.A2" office:value-type="string">
                  <text:p text:style-name="P12">Dan</text:p>
                </table:table-cell>
                <table:table-cell table:style-name="Table7.A2" office:value-type="string">
                  <text:p text:style-name="P12">41</text:p>
                </table:table-cell>
                <table:table-cell table:style-name="Table7.A2" office:value-type="string">
                  <text:p text:style-name="P12">11</text:p>
                </table:table-cell>
                <table:table-cell table:style-name="Table7.E2" office:value-type="string">
                  <text:p text:style-name="P12">50</text:p>
                </table:table-cell>
              </table:table-row>
              <table:table-row>
                <table:table-cell table:style-name="Table7.A2" office:value-type="string">
                  <text:p text:style-name="P12">8</text:p>
                </table:table-cell>
                <table:table-cell table:style-name="Table7.A2" office:value-type="string">
                  <text:p text:style-name="P12">Ken</text:p>
                </table:table-cell>
                <table:table-cell table:style-name="Table7.A2" office:value-type="string">
                  <text:p text:style-name="P12">57</text:p>
                </table:table-cell>
                <table:table-cell table:style-name="Table7.A2" office:value-type="string">
                  <text:p text:style-name="P12">11</text:p>
                </table:table-cell>
                <table:table-cell table:style-name="Table7.E2" office:value-type="string">
                  <text:p text:style-name="P12">60</text:p>
                </table:table-cell>
              </table:table-row>
              <table:table-row>
                <table:table-cell table:style-name="Table7.A2" office:value-type="string">
                  <text:p text:style-name="P12">11</text:p>
                </table:table-cell>
                <table:table-cell table:style-name="Table7.A2" office:value-type="string">
                  <text:p text:style-name="P12">Joe</text:p>
                </table:table-cell>
                <table:table-cell table:style-name="Table7.A2" office:value-type="string">
                  <text:p text:style-name="P12">38</text:p>
                </table:table-cell>
                <table:table-cell table:style-name="Table7.A2" office:value-type="string">
                  <text:p text:style-name="P12">13</text:p>
                </table:table-cell>
                <table:table-cell table:style-name="Table7.E2" office:value-type="string">
                  <text:p text:style-name="P12">70</text:p>
                </table:table-cell>
              </table:table-row>
            </table:table>
            <text:p text:style-name="P12"/>
          </table:table-cell>
        </table:table-row>
        <table:table-row>
          <table:table-cell table:style-name="Table6.A1" office:value-type="string">
            <table:table table:name="Table8" table:style-name="Table8">
              <table:table-column table:style-name="Table8.A"/>
              <table:table-column table:style-name="Table8.B"/>
              <table:table-row>
                <table:table-cell table:style-name="Table8.A1" office:value-type="string">
                  <text:p text:style-name="P12">store_id</text:p>
                </table:table-cell>
                <table:table-cell table:style-name="Table8.B1" office:value-type="string">
                  <text:p text:style-name="P12">city</text:p>
                </table:table-cell>
              </table:table-row>
              <table:table-row>
                <table:table-cell table:style-name="Table8.A2" office:value-type="string">
                  <text:p text:style-name="P12">10</text:p>
                </table:table-cell>
                <table:table-cell table:style-name="Table8.B2" office:value-type="string">
                  <text:p text:style-name="P12">San Francisco</text:p>
                </table:table-cell>
              </table:table-row>
              <table:table-row>
                <table:table-cell table:style-name="Table8.A2" office:value-type="string">
                  <text:p text:style-name="P12">20</text:p>
                </table:table-cell>
                <table:table-cell table:style-name="Table8.B2" office:value-type="string">
                  <text:p text:style-name="P12">Los Angeles</text:p>
                </table:table-cell>
              </table:table-row>
              <table:table-row>
                <table:table-cell table:style-name="Table8.A2" office:value-type="string">
                  <text:p text:style-name="P12">30</text:p>
                </table:table-cell>
                <table:table-cell table:style-name="Table8.B2" office:value-type="string">
                  <text:p text:style-name="P12">San Francisco</text:p>
                </table:table-cell>
              </table:table-row>
              <table:table-row>
                <table:table-cell table:style-name="Table8.A2" office:value-type="string">
                  <text:p text:style-name="P12">40</text:p>
                </table:table-cell>
                <table:table-cell table:style-name="Table8.B2" office:value-type="string">
                  <text:p text:style-name="P12">Los Angeles</text:p>
                </table:table-cell>
              </table:table-row>
              <table:table-row>
                <table:table-cell table:style-name="Table8.A2" office:value-type="string">
                  <text:p text:style-name="P12">50</text:p>
                </table:table-cell>
                <table:table-cell table:style-name="Table8.B2" office:value-type="string">
                  <text:p text:style-name="P12">San Francisco</text:p>
                </table:table-cell>
              </table:table-row>
              <table:table-row>
                <table:table-cell table:style-name="Table8.A2" office:value-type="string">
                  <text:p text:style-name="P12">60</text:p>
                </table:table-cell>
                <table:table-cell table:style-name="Table8.B2" office:value-type="string">
                  <text:p text:style-name="P12">New York</text:p>
                </table:table-cell>
              </table:table-row>
              <table:table-row>
                <table:table-cell table:style-name="Table8.A2" office:value-type="string">
                  <text:p text:style-name="P12">70</text:p>
                </table:table-cell>
                <table:table-cell table:style-name="Table8.B2" office:value-type="string">
                  <text:p text:style-name="P12">San Francisco</text:p>
                </table:table-cell>
              </table:table-row>
            </table:table>
            <text:p text:style-name="P12"/>
          </table:table-cell>
          <table:table-cell table:style-name="Table6.A1" office:value-type="string">
            <text:p text:style-name="P12"/>
          </table:table-cell>
        </table:table-row>
      </table:table>
      <text:p text:style-name="P10">Now, given the tables above let’s say that we write some SQL like this:</text:p>
      <text:p text:style-name="P14">SELECT count(*) as num_employees, HourlyRate</text:p>
      <text:p text:style-name="P14"><text:soft-page-break/>FROM Starbucks_Employees JOIN Starbucks_Stores</text:p>
      <text:p text:style-name="P14">ON Starbucks_Employees.StoreID = Starbucks_Stores.store_id</text:p>
      <text:p text:style-name="P17">GROUP BY city</text:p>
      <text:p text:style-name="P10">It looks like the SQL above would just return the number of Starbucks employees in each city, along with the HourlyRate – because it will group the employees based on whatever city they work in (thanks to the “group by city” statement).</text:p>
      <text:h text:style-name="P30" text:outline-level="2">The problem with selecting a non-aggregate column that is not in the group by</text:h>
      <text:p text:style-name="P10">But <text:span text:style-name="T14">the real question </text:span>here is what exactly would be returned for the HourlyRate in the SQL above? Would it return every employee’s hourly rate separated by commas? Since we group by city, will it return the highest hourly rate for each city? Will it return the hourly rate as a distinct list, so those 2 guys making 11 dollars an hour will have the 11 returned only once?</text:p>
      <text:p text:style-name="P10">The problem here is that we do not know what will be returned <text:span text:style-name="T14">because we are </text:span><text:span text:style-name="T16">not</text:span><text:span text:style-name="T14">specific enough with what we are asking for in the SQL!</text:span> If what we are asking for is not specific enough, then the SQL processor will not know what to return.</text:p>
      <text:p text:style-name="P10">This is why almost all database implementations return an error when the SQL above is run (with the notable exception of MySQL) – and this is why the SQL does not conform to the Standard. In SQL Server running the SQL above will return the same error that we showed earlier.</text:p>
      <text:p text:style-name="P10">Let’s explain even further in case the problem with that SQL is not crystal clear. The order of operations in which things will happen with the SQL above is:</text:p>
      <text:p text:style-name="P14">1. <text:s/>The 2 tables are joined on the condition that the </text:p>
      <text:p text:style-name="P14">Starbucks_Employees.StoreID column value is equal to the</text:p>
      <text:p text:style-name="P15"><text:s/><text:span text:style-name="T18">Starbucks_Stores.store_id column values.</text:span></text:p>
      <text:p text:style-name="P16"/>
      <text:p text:style-name="P14">2. <text:s/>Groups are then created for each city - which means that </text:p>
      <text:p text:style-name="P14">each distinct city will have it's own "group". <text:s/>So, there will </text:p>
      <text:p text:style-name="P14">be a total of 3 groups one each for San Francisco, New York, </text:p>
      <text:p text:style-name="P14">and Los Angeles.</text:p>
      <text:p text:style-name="P16"/>
      <text:p text:style-name="P14">3. <text:s/>The data we are interested in is selected from each group </text:p>
      <text:p text:style-name="P17">that is created in step 2.</text:p>
      <text:p text:style-name="P10">Because we end up with different groups based on the city, when we select a count(*), that will find the total count of rows in each and every group. But, the problem is that when we select HourlyRate, there will be multiple values for the HourlyRate within each group. For example, for the group created by the city of San Francisco there will be 4 different values for the HourlyRate – 14, 10, 11, and 13.</text:p>
      <text:p text:style-name="P10">So the question is which value of the HourlyRate should be selected from each group? Well, it could be any one of those values – which is why that SQL results in an error. This is because what we are asking for is NOT specific enough – hopefully this is crystal clear now to you.</text:p>
      <text:p text:style-name="P10">If the same HourlyRate were part of an aggregate function like MAX then it would simply return the highest HourlyRate within each group. And that is why having an aggregate function would fix the SQL error – because only one value will be selected from any given group.</text:p>
      <text:p text:style-name="P10">So, this SQL is perfectly fine because we are more specific in what we ask for – but this SQL would only work for you if you actually want the highest HourlyRate for each city:</text:p>
      <text:p text:style-name="P14">SELECT count(*) as num_employees, MAX(HourlyRate)</text:p>
      <text:p text:style-name="P14">FROM Starbucks_Employees JOIN Starbucks_Stores</text:p>
      <text:p text:style-name="P14">ON Starbucks_Employees.StoreID = Starbucks_Stores.store_id</text:p>
      <text:p text:style-name="P17"><text:soft-page-break/>GROUP BY city</text:p>
      <text:h text:style-name="P30" text:outline-level="2">Fix the error by adding column to the group clause</text:h>
      <text:p text:style-name="P10">Another way to fix the error is to simply add the HourlyRate column to the group by clause. This also means that having the HourlyRate column wrapped in aggregate function is no longer necessary. So you could write some SQL like this and it would fix the error:</text:p>
      <text:p text:style-name="P14">SELECT count(*) as num_employees, HourlyRate</text:p>
      <text:p text:style-name="P14">FROM Starbucks_Employees JOIN Starbucks_Stores</text:p>
      <text:p text:style-name="P14">ON Starbucks_Employees.StoreID = Starbucks_Stores.store_id</text:p>
      <text:p text:style-name="P17">GROUP BY city, HourlyRate</text:p>
      <text:p text:style-name="P9"><text:span text:style-name="T7">This would then create groups based on the unique </text:span><text:span text:style-name="T8">combination</text:span><text:span text:style-name="T7"> of the values in the HourlyRate and City columns. This means that there will be a different group for each HourlyRate and City combination – so $11, San Francisco and $11, Los Angeles will be 2 different groups. If you need to read up more on this topic then you can go here: </text:span><text:a xlink:type="simple" xlink:href="http://www.programmerinterview.com/index.php/database-sql/sql-group-by-with-multiple-columns/" text:style-name="Internet_20_link" text:visited-style-name="Visited_20_Internet_20_Link"><text:span text:style-name="T9">Group By With Multiple Columns</text:span></text:a></text:p>
      <text:p text:style-name="P10">With the SQL above, each group will only have one value for the HourlyRate, which also means that there will be no ambiguity or confusion when selecting the HourlyRate since there is only possible value to select. It is now very clear that one and only one HourlyRate value can be returned for each group.</text:p>
      <text:h text:style-name="P30" text:outline-level="2">Adding the column to the group by clause fixes the error but will alter the data that is returned</text:h>
      <text:p text:style-name="P10">But, one very important thing to note is that even though adding the column to the group by will fix the error, <text:span text:style-name="T15">it will also change the groups that are created</text:span>. This means that the data returned will be completely different from what was returned before. So, the count(*) function will no longer return the count of employees in a given city, and will instead return the number of rows in each group created by the unique combination of the HourlyRate and city columns.</text:p>
      <text:h text:style-name="P30" text:outline-level="2">MySQL – selecting non-aggregate columns not in the group by</text:h>
      <text:p text:style-name="P10">One very important thing that you should know is that MySQL actually <text:span text:style-name="T14">allows</text:span> you to have non-aggregated columns in the select list even if they are not a part of the group by clause (a quick side note: a non-aggregated column is simply a column that is <text:span text:style-name="T15">not</text:span>wrapped within an aggregate function). What this means is that you will not receive an error if you try to run any of the “bad” SQL above in MySQL. The reason it is allowed in MySQL is because MySQL assumes that you know what you are doing – and it does actually make sense in some scenarios. For instance, let’s refer back to the SQL that we started with:</text:p>
      <text:p text:style-name="P14">SELECT Name</text:p>
      <text:p text:style-name="P14">FROM Orders, Salesperson</text:p>
      <text:p text:style-name="P14">WHERE Orders.salesperson_id = Salesperson.ID</text:p>
      <text:p text:style-name="P14">GROUP BY salesperson_id</text:p>
      <text:p text:style-name="P17">HAVING COUNT( salesperson_id ) &gt;1</text:p>
      <text:p text:style-name="P10">The reason the original SQL code (presented above) works just fine in MySQL is because there is a 1 to 1 mapping of salesperson name to ID – meaning that for every unique salesperson ID there is only one possible name. Another way of saying that is that each salesperson can only have one name. So when we create groups (which is done in the “GROUP BY salesperson_id”) based on the salesperson ID, each group will only have one and only one name.</text:p>
      <text:p text:style-name="P10">This SQL will also run just fine in MySQL without returning an error:</text:p>
      <text:p text:style-name="P14"><text:soft-page-break/>SELECT count(*) as num_employees, HourlyRate</text:p>
      <text:p text:style-name="P14">FROM Starbucks_Employees JOIN Starbucks_Stores</text:p>
      <text:p text:style-name="P14">ON Starbucks_Employees.StoreID = Starbucks_Stores.store_id</text:p>
      <text:p text:style-name="P17">GROUP BY city</text:p>
      <text:p text:style-name="P10">But, even though the code above will not return an error, the HourlyRate that is returned by MySQL will be some arbitrary (random) value within each group. This is because when we create each group based on the city, each group can have different values for the HourlyRate.</text:p>
      <text:p text:style-name="P10">In other words, there is no one to one mapping between the HourlyRate and the city like we had before with the salesperson ID and the name. So, because we are not being specific as to which HourlyRate we want, MySQL will return an arbitrary value . For instance, in the group created by the city of San Francisco, MySQL could return the HourlyRate for any employee who works in San Francisco – whether it is 14, 10, 11, or 13 we don’t really know since it is arbitrary/random in MySQL.</text:p>
      <text:p text:style-name="P10">That concludes part 1 of our more difficult and complex SQL questions. Click on next to check out the next question that’s a part of our advanced SQL interview questions list.</text:p>
      <text:p text:style-name="P8"><text:span text:style-name="Strong_20_Emphasis"><text:span text:style-name="T3"/></text:span></text:p>
      <text:p text:style-name="P8"><text:span text:style-name="Strong_20_Emphasis"><text:span text:style-name="T3"/></text:span></text:p>
      <text:p text:style-name="P8"><text:span text:style-name="Strong_20_Emphasis"><text:span text:style-name="T3">DBMS_UTILITY.format_error_backtrace is used to see the exact line where the error occure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ahoma1" svg:font-family="Tahoma"/>
    <style:font-face style:name="Verdana" svg:font-family="Verdana, Arial, Helvetica, sans-serif"/>
    <style:font-face style:name="courier new" svg:font-family="'courier new'"/>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667cm" fo:text-indent="-0.762cm" fo:margin-left="2.667cm"/>
        </style:list-level-properties>
      </text:outline-level-style>
      <text:outline-level-style text:level="2" style:num-format="">
        <style:list-level-properties text:list-level-position-and-space-mode="label-alignment">
          <style:list-level-label-alignment text:label-followed-by="listtab" text:list-tab-stop-position="2.921cm" fo:text-indent="-1.016cm" fo:margin-left="2.921cm"/>
        </style:list-level-properties>
      </text:outline-level-style>
      <text:outline-level-style text:level="3" style:num-format="">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
        <style:list-level-properties text:list-level-position-and-space-mode="label-alignment">
          <style:list-level-label-alignment text:label-followed-by="listtab" text:list-tab-stop-position="3.429cm" fo:text-indent="-1.524cm" fo:margin-left="3.429cm"/>
        </style:list-level-properties>
      </text:outline-level-style>
      <text:outline-level-style text:level="5" style:num-format="">
        <style:list-level-properties text:list-level-position-and-space-mode="label-alignment">
          <style:list-level-label-alignment text:label-followed-by="listtab" text:list-tab-stop-position="3.683cm" fo:text-indent="-1.778cm" fo:margin-left="3.683cm"/>
        </style:list-level-properties>
      </text:outline-level-style>
      <text:outline-level-style text:level="6" style:num-format="">
        <style:list-level-properties text:list-level-position-and-space-mode="label-alignment">
          <style:list-level-label-alignment text:label-followed-by="listtab" text:list-tab-stop-position="3.937cm" fo:text-indent="-2.032cm" fo:margin-left="3.937cm"/>
        </style:list-level-properties>
      </text:outline-level-style>
      <text:outline-level-style text:level="7" style:num-format="">
        <style:list-level-properties text:list-level-position-and-space-mode="label-alignment">
          <style:list-level-label-alignment text:label-followed-by="listtab" text:list-tab-stop-position="4.191cm" fo:text-indent="-2.286cm" fo:margin-left="4.191cm"/>
        </style:list-level-properties>
      </text:outline-level-style>
      <text:outline-level-style text:level="8" style:num-format="">
        <style:list-level-properties text:list-level-position-and-space-mode="label-alignment">
          <style:list-level-label-alignment text:label-followed-by="listtab" text:list-tab-stop-position="4.445cm" fo:text-indent="-2.54cm" fo:margin-left="4.445cm"/>
        </style:list-level-properties>
      </text:outline-level-style>
      <text:outline-level-style text:level="9" style:num-format="">
        <style:list-level-properties text:list-level-position-and-space-mode="label-alignment">
          <style:list-level-label-alignment text:label-followed-by="listtab" text:list-tab-stop-position="4.699cm" fo:text-indent="-2.794cm" fo:margin-left="4.699cm"/>
        </style:list-level-properties>
      </text:outline-level-style>
      <text:outline-level-style text:level="10" style:num-format="">
        <style:list-level-properties text:list-level-position-and-space-mode="label-alignment">
          <style:list-level-label-alignment text:label-followed-by="listtab" text:list-tab-stop-position="4.953cm" fo:text-indent="-3.048cm" fo:margin-left="4.95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0.688cm" fo:margin-bottom="0.7cm" fo:margin-left="0.741cm" fo:margin-right="0.70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19M44S</meta:editing-duration>
    <meta:editing-cycles>20</meta:editing-cycles>
    <meta:generator>OpenOffice/4.1.1$Win32 OpenOffice.org_project/411m6$Build-9775</meta:generator>
    <dc:date>2016-05-12T17:49:17.43</dc:date>
    <meta:document-statistic meta:table-count="6" meta:image-count="0" meta:object-count="0" meta:page-count="10" meta:paragraph-count="370" meta:word-count="4280" meta:character-count="23708"/>
    <meta:user-defined meta:name="Info 1"/>
    <meta:user-defined meta:name="Info 2"/>
    <meta:user-defined meta:name="Info 3"/>
    <meta:user-defined meta:name="Info 4"/>
  </office:meta>
</office:document-meta>
</file>